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B4000005B7BAF66E5C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Calibri" style:text-underline-style="solid" style:text-underline-width="auto" style:text-underline-color="font-color" fo:font-weight="bold" style:font-weight-asian="bold" style:font-name-complex="Arial1"/>
    </style:style>
    <style:style style:name="P2" style:family="paragraph" style:parent-style-name="Standard">
      <style:paragraph-properties fo:line-height="200%" fo:text-align="justify" style:justify-single-word="false"/>
      <style:text-properties style:font-name="Calibri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0pt" style:text-underline-style="solid" style:text-underline-width="auto" style:text-underline-color="font-color" fo:font-weight="bold" officeooo:paragraph-rsid="0029fbd1" style:font-size-asian="10pt" style:font-weight-asian="bold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6pt" style:text-underline-style="solid" style:text-underline-width="auto" style:text-underline-color="font-color" fo:font-weight="bold" officeooo:paragraph-rsid="0029fbd1" style:font-size-asian="6pt" style:font-weight-asian="bold" style:font-name-complex="Arial1" style:font-size-complex="6pt"/>
    </style:style>
    <style:style style:name="P5" style:family="paragraph" style:parent-style-name="Standard">
      <style:paragraph-properties fo:margin-left="0.065cm" fo:margin-right="0cm" fo:line-height="200%" fo:text-align="justify" style:justify-single-word="false" fo:text-indent="0cm" style:auto-text-indent="false"/>
      <style:text-properties style:font-name="Calibri" style:font-name-complex="Arial1"/>
    </style:style>
    <style:style style:name="P6" style:family="paragraph" style:parent-style-name="Standard">
      <style:paragraph-properties fo:line-height="100%" fo:text-align="justify" style:justify-single-word="false" style:shadow="none"/>
      <style:text-properties style:font-name="Calibri" officeooo:paragraph-rsid="0029f9cb" style:font-name-complex="Arial1"/>
    </style:style>
    <style:style style:name="P7" style:family="paragraph" style:parent-style-name="Standard">
      <style:paragraph-properties fo:line-height="100%" fo:text-align="justify" style:justify-single-word="false" style:shadow="none"/>
      <style:text-properties style:font-name="Calibri" officeooo:paragraph-rsid="0029f9cb" style:font-name-complex="Arial1"/>
    </style:style>
    <style:style style:name="T1" style:family="text">
      <style:text-properties style:font-name-asian="Arial1"/>
    </style:style>
    <style:style style:name="T2" style:family="text">
      <style:text-properties fo:font-weight="bold" style:font-name-asian="Arial1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-asian="Arial1"/>
    </style:style>
    <style:style style:name="T5" style:family="text">
      <style:text-properties fo:color="#000000" fo:font-weight="bold" style:font-name-asian="Arial1" style:font-weight-asian="bold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name-asian="Arial1" style:font-size-asian="14pt" style:font-size-complex="14pt"/>
    </style:style>
    <style:style style:name="fr1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">#foreach($c in $certificaciones)</text:text-input></text:p>
      <text:p text:style-name="P3"><text:span text:style-name="T9">CERTIFICACION</text:span><text:span text:style-name="T10"> </text:span><text:span text:style-name="T9">DE</text:span><text:span text:style-name="T10"> </text:span><text:span text:style-name="T9">SERVICIOS</text:span></text:p>
      <text:p text:style-name="P1"/>
      <text:p text:style-name="P5">-------------CERTIFICO:<text:span text:style-name="T1"> </text:span>que <text:text-input text:description=""/><text:text-input text:description="">$c.proveedor.agente.getNombreCompleto()</text:text-input><text:span text:style-name="T2"> </text:span><text:span text:style-name="T3">D.N.I.</text:span><text:span text:style-name="T4"> </text:span><text:span text:style-name="T3">Nº </text:span><text:span text:style-name="T4"><text:text-input text:description="">$c.proveedor.agente.dni</text:text-input></text:span><text:span text:style-name="T5"> </text:span><text:span text:style-name="T3">contratado</text:span><text:span text:style-name="T4"> </text:span><text:span text:style-name="T3">sin</text:span><text:span text:style-name="T4"> </text:span><text:span text:style-name="T3">relación</text:span><text:span text:style-name="T4"> <text:s/></text:span><text:span text:style-name="T3">de</text:span><text:span text:style-name="T4"> <text:s text:c="2"/></text:span><text:span text:style-name="T3">dependencia</text:span><text:span text:style-name="T4"> <text:s text:c="3"/></text:span><text:span text:style-name="T3">según</text:span><text:span text:style-name="T4"> <text:s/></text:span><text:span text:style-name="T6">Expediente</text:span><text:span text:style-name="T5"> </text:span><text:span text:style-name="T6">Nº </text:span><text:span text:style-name="T7">6550 </text:span><text:span text:style-name="T7"><text:text-input text:description="">$c.expediente.getExpedienteEjercicio()</text:text-input></text:span><text:span text:style-name="T7"> </text:span>ha<text:span text:style-name="T1"> </text:span>dejado<text:span text:style-name="T1"> </text:span>de<text:span text:style-name="T1"> </text:span>prestar<text:span text:style-name="T1"> </text:span>servicios<text:span text:style-name="T1"> </text:span>en<text:span text:style-name="T1"> </text:span>forma<text:span text:style-name="T1"> </text:span>real<text:span text:style-name="T1"> </text:span>y<text:span text:style-name="T1"> </text:span>efectiva<text:span text:style-name="T1"> </text:span>en<text:span text:style-name="T1"> </text:span>el<text:span text:style-name="T1"> </text:span>Hospital<text:span text:style-name="T1"> </text:span>Escuela<text:span text:style-name="T1"> </text:span>de<text:span text:style-name="T1"> </text:span>Agudos<text:span text:style-name="T1"> “</text:span>DR.<text:span text:style-name="T1"> </text:span>Ramón<text:span text:style-name="T1"> </text:span>Madariaga<text:span text:style-name="T1">” </text:span>a<text:span text:style-name="T1"> </text:span>partir<text:span text:style-name="T1"> </text:span>del<text:span text:style-name="T1"> </text:span>mes<text:span text:style-name="T1"> </text:span><text:span text:style-name="T8">de </text:span><text:span text:style-name="T8"><text:text-input text:description="">$date.getMesLetras($math.sub($c.periodo.getMesPeriodo(), 1))</text:text-input></text:span><text:span text:style-name="T8"> de </text:span><text:span text:style-name="T8"><text:text-input text:description="&lt;time.strftime('%Y', time.strptime(o.period_id.name, '%m/%Y'))&gt;">$c.periodo.getAnioPeriodo()</text:text-input></text:span>,<text:span text:style-name="T1"> </text:span>razón<text:span text:style-name="T1"> </text:span>por<text:span text:style-name="T1"> </text:span>la<text:span text:style-name="T1"> </text:span>cual<text:span text:style-name="T1"> </text:span>no<text:span text:style-name="T1"> </text:span>deberá<text:span text:style-name="T1"> </text:span>percibir<text:span text:style-name="T1"> <text:s text:c="2"/></text:span>dicho<text:span text:style-name="T1"> </text:span>Mes.<text:span text:style-name="T1"> </text:span>-------------------------</text:p>
      <text:p text:style-name="P2">--------------SE<text:span text:style-name="T1"> </text:span>extiende<text:span text:style-name="T1"> </text:span>la<text:span text:style-name="T1"> </text:span>presente<text:span text:style-name="T1"> </text:span>en<text:span text:style-name="T1"> </text:span>Posadas,<text:span text:style-name="T1"> </text:span>Capital<text:span text:style-name="T1"> </text:span>de<text:span text:style-name="T1"> </text:span>la<text:span text:style-name="T1"> </text:span>Provincia<text:span text:style-name="T1"> </text:span>de<text:span text:style-name="T1"> </text:span>Misiones,<text:span text:style-name="T1"> </text:span>a<text:span text:style-name="T1"> </text:span>los<text:span text:style-name="T1"> <text:s/></text:span><text:span text:style-name="T1"><text:text-input text:description="">$date.getLastDayOfMonth($date.formatDate($c.periodo.nombre, 'MM/yyyy'))</text:text-input></text:span><text:span text:style-name="T1"> </text:span>días<text:span text:style-name="T1"> </text:span>del<text:span text:style-name="T1"> </text:span>mes<text:span text:style-name="T1"> </text:span>de<text:span text:style-name="T1"> </text:span><text:span text:style-name="T8"><text:text-input text:description="">$date.getMesLetras($math.sub($c.periodo.getMesPeriodo(), 1))</text:text-input></text:span><text:span text:style-name="T1"> </text:span>del<text:span text:style-name="T1"> </text:span><text:span text:style-name="T8"><text:text-input text:description="">$c.periodo.getAnioPeriodo()</text:text-input></text:span>,<text:span text:style-name="T1"> </text:span>a<text:span text:style-name="T1"> </text:span>los<text:span text:style-name="T1"> </text:span>efectos<text:span text:style-name="T1"> </text:span>de<text:span text:style-name="T1"> </text:span>ser<text:span text:style-name="T1"> </text:span>presentado<text:span text:style-name="T1"> </text:span>ante<text:span text:style-name="T1"> </text:span>las<text:span text:style-name="T1"> </text:span>autoridades<text:span text:style-name="T1"> </text:span>que<text:span text:style-name="T1"> </text:span>así<text:span text:style-name="T1"> </text:span>la<text:span text:style-name="T1"> </text:span>requieran.----------------------------------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3.5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/><draw:frame draw:style-name="Mfr1" draw:name="graphics1" text:anchor-type="char" svg:x="0.086cm" svg:y="-0.676cm" svg:width="2.919cm" svg:height="3.491cm" draw:z-index="1"><draw:image xlink:href="Pictures/10000000000004B4000005B7BAF66E5C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16T10:38:44</meta:creation-date>
    <dc:date>2014-11-06T13:02:07</dc:date>
    <meta:editing-duration>P2DT6H48M43S</meta:editing-duration>
    <meta:editing-cycles>147</meta:editing-cycles>
    <meta:generator>LibreOffice/3.6$Linux_x86 LibreOffice_project/360m1$Build-2</meta:generator>
    <dc:creator>marce </dc:creator>
    <meta:document-statistic meta:table-count="0" meta:image-count="1" meta:object-count="0" meta:page-count="2" meta:paragraph-count="6" meta:word-count="100" meta:character-count="960" meta:non-whitespace-character-count="855"/>
  </office:meta>
</office:document-meta>
</file>